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2295654E7706F40A.jpg" manifest:media-type="image/jpe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818cm" svg:height="0.806cm" svg:x="19.187cm" svg:y="18.999cm">
          <draw:text-box>
            <text:p><text:span text:style-name="T5">Mini 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571cm" svg:height="0.526cm" svg:x="19.286cm" svg:y="20.251cm">
          <draw:text-box>
            <text:p><text:span text:style-name="T7">heatsink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061cm" svg:y="9.1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9.4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" draw:layer="layout" svg:width="2.116cm" svg:height="1.798cm" svg:x="6.345cm" svg:y="8.855cm">
          <draw:image xlink:href="Pictures/1000020100000050000000446762EF284964E802.png" xlink:type="simple" xlink:show="embed" xlink:actuate="onLoad">
            <text:p/>
          </draw:image>
        </draw:frame>
        <draw:frame draw:style-name="gr23" draw:text-style-name="P11" draw:layer="layout" svg:width="3.021cm" svg:height="1.039cm" svg:x="3.244cm" svg:y="9.225cm">
          <draw:text-box>
            <text:p><text:span text:style-name="T9">1x [EL-FA0034]</text:span></text:p>
            <text:p><text:span text:style-name="T9">40x10 5v Fan</text:span></text:p>
          </draw:text-box>
        </draw:frame>
        <draw:line draw:style-name="gr24" draw:text-style-name="P1" draw:layer="layout" svg:x1="19.693cm" svg:y1="9.662cm" svg:x2="9.152cm" svg:y2="9.662cm">
          <text:p/>
        </draw:line>
        <draw:line draw:style-name="gr25" draw:text-style-name="P1" draw:layer="layout" svg:x1="19.694cm" svg:y1="10.162cm" svg:x2="9.153cm" svg:y2="10.162cm">
          <text:p/>
        </draw:line>
        <draw:frame draw:style-name="gr26" draw:text-style-name="P12" draw:layer="layout" svg:width="3.431cm" svg:height="0.683cm" svg:x="12.826cm" svg:y="9.582cm">
          <draw:text-box>
            <text:p><text:span text:style-name="T10">Length = 235mm</text:span></text:p>
          </draw:text-box>
        </draw:frame>
        <draw:frame draw:style-name="gr27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8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2295654E7706F40A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9" draw:text-style-name="P5" draw:layer="layout" svg:width="1.958cm" svg:height="0.683cm" svg:x="18.03cm" svg:y="9.126cm">
          <draw:text-box>
            <text:p><text:span text:style-name="T4">Strip 4mm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7:40.052172698</dc:date>
    <meta:editing-duration>P18DT8H7M42S</meta:editing-duration>
    <meta:editing-cycles>317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2"/>
  </office:meta>
</office:document-meta>
</file>